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5000000658B01950E1BDAE00F.png" manifest:media-type="image/png"/>
  <manifest:file-entry manifest:full-path="Pictures/100002BA00000A7000000A70151A37DE5052C06F.svg" manifest:media-type="image/svg+xml"/>
  <manifest:file-entry manifest:full-path="Pictures/100002010000006500000065322FD9DE5330C372.png" manifest:media-type="image/png"/>
  <manifest:file-entry manifest:full-path="Pictures/100006CA00000A7000000A704F32728D7C325F2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4" style:family="graphic" style:parent-style-name="standard">
      <style:graphic-properties draw:stroke-dash="Dot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Roboto" fo:font-size="10pt" style:font-size-asian="11pt" style:font-size-complex="11pt"/>
    </style:style>
    <style:style style:name="P3" style:family="paragraph">
      <loext:graphic-properties draw:fill="none" draw:fill-color="#ffffff"/>
      <style:paragraph-properties style:writing-mode="lr-tb"/>
      <style:text-properties style:font-name="Roboto" fo:font-size="10pt"/>
    </style:style>
    <style:style style:name="P4" style:family="paragraph">
      <loext:graphic-properties draw:fill="none" draw:fill-color="#ffffff"/>
      <style:paragraph-properties style:writing-mode="lr-tb"/>
      <style:text-properties style:font-name="Roboto" fo:font-size="10pt" style:font-size-asian="10pt" style:font-size-complex="10pt"/>
    </style:style>
    <style:style style:name="P5" style:family="paragraph">
      <style:paragraph-properties fo:text-align="center"/>
    </style:style>
    <style:style style:name="T1" style:family="text">
      <style:text-properties style:font-name="Roboto" fo:font-size="10pt" style:font-size-asian="11pt" style:font-size-complex="11pt"/>
    </style:style>
    <style:style style:name="T2" style:family="text">
      <style:text-properties style:font-name="Robot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noun_File_2" draw:style-name="gr1" draw:text-style-name="P1" xml:id="id6" draw:id="id6" draw:layer="layout" svg:width="0.851cm" svg:height="0.851cm" svg:x="1.3cm" svg:y="9.9cm">
          <draw:image xlink:href="Pictures/100006CA00000A7000000A704F32728D7C325F2C.svg" xlink:type="simple" xlink:show="embed" xlink:actuate="onLoad" loext:mime-type="image/svg+xml">
            <text:p/>
          </draw:image>
          <draw:image xlink:href="Pictures/100002010000006500000065322FD9DE5330C372.png" xlink:type="simple" xlink:show="embed" xlink:actuate="onLoad" loext:mime-type="image/png"/>
          <svg:title>file_013-file-text-document-doc</svg:title>
          <svg:desc>Created with Sketch.</svg:desc>
        </draw:frame>
        <draw:frame draw:name="noun_File_0" draw:style-name="gr1" draw:text-style-name="P1" xml:id="id9" draw:id="id9" draw:layer="layout" svg:width="0.851cm" svg:height="0.851cm" svg:x="4.3cm" svg:y="5.8cm">
          <draw:image xlink:href="Pictures/100006CA00000A7000000A704F32728D7C325F2C.svg" xlink:type="simple" xlink:show="embed" xlink:actuate="onLoad" loext:mime-type="image/svg+xml">
            <text:p/>
          </draw:image>
          <draw:image xlink:href="Pictures/100002010000006500000065322FD9DE5330C372.png" xlink:type="simple" xlink:show="embed" xlink:actuate="onLoad" loext:mime-type="image/png"/>
          <svg:title>file_013-file-text-document-doc</svg:title>
          <svg:desc>Created with Sketch.</svg:desc>
        </draw:frame>
        <draw:frame draw:name="noun_Folder_4" draw:style-name="gr1" draw:text-style-name="P1" xml:id="id8" draw:id="id8" draw:layer="layout" svg:width="1.015cm" svg:height="1.015cm" svg:x="3.3cm" svg:y="4.9cm">
          <draw:image xlink:href="Pictures/100002BA00000A7000000A70151A37DE5052C06F.svg" xlink:type="simple" xlink:show="embed" xlink:actuate="onLoad" loext:mime-type="image/svg+xml">
            <text:p/>
          </draw:image>
          <draw:image xlink:href="Pictures/1000020100000065000000658B01950E1BDAE00F.png" xlink:type="simple" xlink:show="embed" xlink:actuate="onLoad" loext:mime-type="image/png"/>
          <svg:title>19.3</svg:title>
          <svg:desc>Created with Sketch.</svg:desc>
        </draw:frame>
        <draw:frame draw:name="noun_Folder_3" draw:style-name="gr1" draw:text-style-name="P1" xml:id="id7" draw:id="id7" draw:layer="layout" svg:width="1.015cm" svg:height="1.015cm" svg:x="2.3cm" svg:y="4.1cm">
          <draw:image xlink:href="Pictures/100002BA00000A7000000A70151A37DE5052C06F.svg" xlink:type="simple" xlink:show="embed" xlink:actuate="onLoad" loext:mime-type="image/svg+xml">
            <text:p/>
          </draw:image>
          <draw:image xlink:href="Pictures/1000020100000065000000658B01950E1BDAE00F.png" xlink:type="simple" xlink:show="embed" xlink:actuate="onLoad" loext:mime-type="image/png"/>
          <svg:title>19.3</svg:title>
          <svg:desc>Created with Sketch.</svg:desc>
        </draw:frame>
        <draw:frame draw:name="noun_Folder_2" draw:style-name="gr1" draw:text-style-name="P1" xml:id="id5" draw:id="id5" draw:layer="layout" svg:width="1.015cm" svg:height="1.015cm" svg:x="1.3cm" svg:y="3.3cm">
          <draw:image xlink:href="Pictures/100002BA00000A7000000A70151A37DE5052C06F.svg" xlink:type="simple" xlink:show="embed" xlink:actuate="onLoad" loext:mime-type="image/svg+xml">
            <text:p/>
          </draw:image>
          <draw:image xlink:href="Pictures/1000020100000065000000658B01950E1BDAE00F.png" xlink:type="simple" xlink:show="embed" xlink:actuate="onLoad" loext:mime-type="image/png"/>
          <svg:title>19.3</svg:title>
          <svg:desc>Created with Sketch.</svg:desc>
        </draw:frame>
        <draw:frame draw:name="noun_File_288357.svg" draw:style-name="gr1" draw:text-style-name="P1" xml:id="id4" draw:id="id4" draw:layer="layout" svg:width="0.851cm" svg:height="0.851cm" svg:x="3.3cm" svg:y="2.5cm">
          <draw:image xlink:href="Pictures/100006CA00000A7000000A704F32728D7C325F2C.svg" xlink:type="simple" xlink:show="embed" xlink:actuate="onLoad" loext:mime-type="image/svg+xml">
            <text:p/>
          </draw:image>
          <draw:image xlink:href="Pictures/100002010000006500000065322FD9DE5330C372.png" xlink:type="simple" xlink:show="embed" xlink:actuate="onLoad" loext:mime-type="image/png"/>
          <svg:title>file_013-file-text-document-doc</svg:title>
          <svg:desc>Created with Sketch.</svg:desc>
        </draw:frame>
        <draw:frame draw:name="noun_Folder_1" draw:style-name="gr1" draw:text-style-name="P1" xml:id="id3" draw:id="id3" draw:layer="layout" svg:width="1.015cm" svg:height="1.015cm" svg:x="2.3cm" svg:y="1.6cm">
          <draw:image xlink:href="Pictures/100002BA00000A7000000A70151A37DE5052C06F.svg" xlink:type="simple" xlink:show="embed" xlink:actuate="onLoad" loext:mime-type="image/svg+xml">
            <text:p/>
          </draw:image>
          <draw:image xlink:href="Pictures/1000020100000065000000658B01950E1BDAE00F.png" xlink:type="simple" xlink:show="embed" xlink:actuate="onLoad" loext:mime-type="image/png"/>
          <svg:title>19.3</svg:title>
          <svg:desc>Created with Sketch.</svg:desc>
        </draw:frame>
        <draw:frame draw:name="noun_Folder_0" draw:style-name="gr1" draw:text-style-name="P1" xml:id="id2" draw:id="id2" draw:layer="layout" svg:width="1.015cm" svg:height="1.015cm" svg:x="1.3cm" svg:y="0.8cm">
          <draw:image xlink:href="Pictures/100002BA00000A7000000A70151A37DE5052C06F.svg" xlink:type="simple" xlink:show="embed" xlink:actuate="onLoad" loext:mime-type="image/svg+xml">
            <text:p/>
          </draw:image>
          <draw:image xlink:href="Pictures/1000020100000065000000658B01950E1BDAE00F.png" xlink:type="simple" xlink:show="embed" xlink:actuate="onLoad" loext:mime-type="image/png"/>
          <svg:title>19.3</svg:title>
          <svg:desc>Created with Sketch.</svg:desc>
        </draw:frame>
        <draw:frame draw:name="noun_Folder_1594030.svg" draw:style-name="gr1" draw:text-style-name="P1" xml:id="id1" draw:id="id1" draw:layer="layout" svg:width="1.015cm" svg:height="1.015cm" svg:x="0.3cm" svg:y="0cm">
          <draw:image xlink:href="Pictures/100002BA00000A7000000A70151A37DE5052C06F.svg" xlink:type="simple" xlink:show="embed" xlink:actuate="onLoad" loext:mime-type="image/svg+xml">
            <text:p/>
          </draw:image>
          <draw:image xlink:href="Pictures/1000020100000065000000658B01950E1BDAE00F.png" xlink:type="simple" xlink:show="embed" xlink:actuate="onLoad" loext:mime-type="image/png"/>
          <svg:title>19.3</svg:title>
          <svg:desc>Created with Sketch.</svg:desc>
        </draw:frame>
        <draw:frame draw:style-name="gr2" draw:text-style-name="P2" draw:layer="layout" svg:width="6.702cm" svg:height="0.725cm" svg:x="1.15cm" svg:y="0.2cm">
          <draw:text-box>
            <text:p><text:span text:style-name="T1">c_tabular_dataset</text:span></text:p>
          </draw:text-box>
        </draw:frame>
        <draw:frame draw:style-name="gr2" draw:text-style-name="P2" draw:layer="layout" svg:width="6.702cm" svg:height="0.725cm" svg:x="2.2cm" svg:y="1cm">
          <draw:text-box>
            <text:p><text:span text:style-name="T1">mask_cells</text:span></text:p>
          </draw:text-box>
        </draw:frame>
        <draw:frame draw:style-name="gr2" draw:text-style-name="P2" draw:layer="layout" svg:width="6.702cm" svg:height="0.725cm" svg:x="3.2cm" svg:y="1.8cm">
          <draw:text-box>
            <text:p><text:span text:style-name="T1">tile_id=1</text:span></text:p>
          </draw:text-box>
        </draw:frame>
        <draw:frame draw:style-name="gr3" draw:text-style-name="P2" draw:layer="layout" svg:width="8.64cm" svg:height="0.683cm" svg:x="4cm" svg:y="2.7cm">
          <draw:text-box>
            <text:p><text:span text:style-name="T1">mask_cells-0000000000-0000048640.parquet</text:span></text:p>
          </draw:text-box>
        </draw:frame>
        <draw:frame draw:style-name="gr2" draw:text-style-name="P3" draw:layer="layout" svg:width="6.702cm" svg:height="0.725cm" svg:x="2.2cm" svg:y="3.5cm">
          <draw:text-box>
            <text:p><text:span text:style-name="T1">c_classes</text:span></text:p>
          </draw:text-box>
        </draw:frame>
        <draw:frame draw:style-name="gr2" draw:text-style-name="P2" draw:layer="layout" svg:width="6.702cm" svg:height="0.725cm" svg:x="3.2cm" svg:y="4.3cm">
          <draw:text-box>
            <text:p><text:span text:style-name="T1">tile_id=1</text:span></text:p>
          </draw:text-box>
        </draw:frame>
        <draw:frame draw:style-name="gr3" draw:text-style-name="P2" draw:layer="layout" svg:width="9.525cm" svg:height="0.683cm" svg:x="5cm" svg:y="6cm">
          <draw:text-box>
            <text:p><text:span text:style-name="T1">c_classes-0000000000-0000048640.parquet</text:span></text:p>
          </draw:text-box>
        </draw:frame>
        <draw:frame draw:style-name="gr2" draw:text-style-name="P2" draw:layer="layout" svg:width="6.702cm" svg:height="0.725cm" svg:x="4.2cm" svg:y="5.1cm">
          <draw:text-box>
            <text:p><text:span text:style-name="T1">agri_cycle=1</text:span></text:p>
          </draw:text-box>
        </draw:frame>
        <draw:frame draw:style-name="gr3" draw:text-style-name="P4" draw:layer="layout" svg:width="9.525cm" svg:height="0.683cm" svg:x="2cm" svg:y="10.1cm">
          <draw:text-box>
            <text:p><text:span text:style-name="T2">tiles_metadata.parquet</text:span></text:p>
          </draw:text-box>
        </draw:frame>
        <draw:connector draw:style-name="gr4" draw:text-style-name="P5" draw:layer="layout" svg:x1="0.807cm" svg:y1="1.015cm" svg:x2="1.3cm" svg:y2="1.307cm" draw:start-shape="id1" draw:start-glue-point="2" draw:end-shape="id2" draw:end-glue-point="3" svg:d="M807 1015v292h493" svg:viewBox="0 0 494 293">
          <text:p/>
        </draw:connector>
        <draw:connector draw:style-name="gr4" draw:text-style-name="P5" draw:layer="layout" svg:x1="1.807cm" svg:y1="1.815cm" svg:x2="2.3cm" svg:y2="2.107cm" draw:start-shape="id2" draw:start-glue-point="2" draw:end-shape="id3" draw:end-glue-point="3" svg:d="M1807 1815v292h493" svg:viewBox="0 0 494 293">
          <text:p/>
        </draw:connector>
        <draw:connector draw:style-name="gr4" draw:text-style-name="P5" draw:layer="layout" svg:x1="2.807cm" svg:y1="2.615cm" svg:x2="3.3cm" svg:y2="2.925cm" draw:start-shape="id3" draw:start-glue-point="2" draw:end-shape="id4" draw:end-glue-point="3" svg:d="M2807 2615v310h493" svg:viewBox="0 0 494 311">
          <text:p/>
        </draw:connector>
        <draw:connector draw:style-name="gr4" draw:text-style-name="P5" draw:layer="layout" svg:x1="0.807cm" svg:y1="1.015cm" svg:x2="1.3cm" svg:y2="3.807cm" draw:start-shape="id1" draw:start-glue-point="2" draw:end-shape="id5" draw:end-glue-point="3" svg:d="M807 1015v1143h-7v1649h500" svg:viewBox="0 0 501 2793">
          <text:p/>
        </draw:connector>
        <draw:connector draw:style-name="gr4" draw:text-style-name="P5" draw:layer="layout" svg:x1="0.807cm" svg:y1="1.015cm" svg:x2="1.3cm" svg:y2="10.325cm" draw:start-shape="id1" draw:start-glue-point="2" draw:end-shape="id6" draw:end-glue-point="3" svg:d="M807 1015v4443h-7v4867h500" svg:viewBox="0 0 501 9311">
          <text:p/>
        </draw:connector>
        <draw:connector draw:style-name="gr4" draw:text-style-name="P5" draw:layer="layout" svg:x1="1.807cm" svg:y1="4.315cm" svg:x2="2.3cm" svg:y2="4.607cm" draw:start-shape="id5" draw:start-glue-point="2" draw:end-shape="id7" draw:end-glue-point="3" svg:d="M1807 4315v292h493" svg:viewBox="0 0 494 293">
          <text:p/>
        </draw:connector>
        <draw:connector draw:style-name="gr4" draw:text-style-name="P5" draw:layer="layout" svg:x1="2.807cm" svg:y1="5.115cm" svg:x2="3.3cm" svg:y2="5.407cm" draw:start-shape="id7" draw:start-glue-point="2" draw:end-shape="id8" draw:end-glue-point="3" svg:d="M2807 5115v292h493" svg:viewBox="0 0 494 293">
          <text:p/>
        </draw:connector>
        <draw:connector draw:style-name="gr4" draw:text-style-name="P5" draw:layer="layout" svg:x1="3.807cm" svg:y1="5.915cm" svg:x2="4.3cm" svg:y2="6.225cm" draw:start-shape="id8" draw:start-glue-point="2" draw:end-shape="id9" draw:end-glue-point="3" svg:d="M3807 5915v310h493" svg:viewBox="0 0 494 311">
          <text:p/>
        </draw:connector>
        <draw:frame draw:name="noun_File_1" draw:style-name="gr1" draw:text-style-name="P1" xml:id="id13" draw:id="id13" draw:layer="layout" svg:width="0.851cm" svg:height="0.851cm" svg:x="4.3cm" svg:y="9.1cm">
          <draw:image xlink:href="Pictures/100006CA00000A7000000A704F32728D7C325F2C.svg" xlink:type="simple" xlink:show="embed" xlink:actuate="onLoad" loext:mime-type="image/svg+xml">
            <text:p/>
          </draw:image>
          <draw:image xlink:href="Pictures/100002010000006500000065322FD9DE5330C372.png" xlink:type="simple" xlink:show="embed" xlink:actuate="onLoad" loext:mime-type="image/png"/>
          <svg:title>file_013-file-text-document-doc</svg:title>
          <svg:desc>Created with Sketch.</svg:desc>
        </draw:frame>
        <draw:frame draw:name="noun_Folder_5" draw:style-name="gr1" draw:text-style-name="P1" xml:id="id12" draw:id="id12" draw:layer="layout" svg:width="1.015cm" svg:height="1.015cm" svg:x="3.3cm" svg:y="8.2cm">
          <draw:image xlink:href="Pictures/100002BA00000A7000000A70151A37DE5052C06F.svg" xlink:type="simple" xlink:show="embed" xlink:actuate="onLoad" loext:mime-type="image/svg+xml">
            <text:p/>
          </draw:image>
          <draw:image xlink:href="Pictures/1000020100000065000000658B01950E1BDAE00F.png" xlink:type="simple" xlink:show="embed" xlink:actuate="onLoad" loext:mime-type="image/png"/>
          <svg:title>19.3</svg:title>
          <svg:desc>Created with Sketch.</svg:desc>
        </draw:frame>
        <draw:frame draw:name="noun_Folder_6" draw:style-name="gr1" draw:text-style-name="P1" xml:id="id11" draw:id="id11" draw:layer="layout" svg:width="1.015cm" svg:height="1.015cm" svg:x="2.3cm" svg:y="7.4cm">
          <draw:image xlink:href="Pictures/100002BA00000A7000000A70151A37DE5052C06F.svg" xlink:type="simple" xlink:show="embed" xlink:actuate="onLoad" loext:mime-type="image/svg+xml">
            <text:p/>
          </draw:image>
          <draw:image xlink:href="Pictures/1000020100000065000000658B01950E1BDAE00F.png" xlink:type="simple" xlink:show="embed" xlink:actuate="onLoad" loext:mime-type="image/png"/>
          <svg:title>19.3</svg:title>
          <svg:desc>Created with Sketch.</svg:desc>
        </draw:frame>
        <draw:frame draw:name="noun_Folder_7" draw:style-name="gr1" draw:text-style-name="P1" xml:id="id10" draw:id="id10" draw:layer="layout" svg:width="1.015cm" svg:height="1.015cm" svg:x="1.3cm" svg:y="6.6cm">
          <draw:image xlink:href="Pictures/100002BA00000A7000000A70151A37DE5052C06F.svg" xlink:type="simple" xlink:show="embed" xlink:actuate="onLoad" loext:mime-type="image/svg+xml">
            <text:p/>
          </draw:image>
          <draw:image xlink:href="Pictures/1000020100000065000000658B01950E1BDAE00F.png" xlink:type="simple" xlink:show="embed" xlink:actuate="onLoad" loext:mime-type="image/png"/>
          <svg:title>19.3</svg:title>
          <svg:desc>Created with Sketch.</svg:desc>
        </draw:frame>
        <draw:frame draw:style-name="gr2" draw:text-style-name="P3" draw:layer="layout" svg:width="6.702cm" svg:height="0.725cm" svg:x="2.2cm" svg:y="6.8cm">
          <draw:text-box>
            <text:p><text:span text:style-name="T1">c_length</text:span></text:p>
          </draw:text-box>
        </draw:frame>
        <draw:frame draw:style-name="gr2" draw:text-style-name="P2" draw:layer="layout" svg:width="6.702cm" svg:height="0.725cm" svg:x="3.2cm" svg:y="7.6cm">
          <draw:text-box>
            <text:p><text:span text:style-name="T1">tile_id=1</text:span></text:p>
          </draw:text-box>
        </draw:frame>
        <draw:frame draw:style-name="gr3" draw:text-style-name="P2" draw:layer="layout" svg:width="9.525cm" svg:height="0.683cm" svg:x="5cm" svg:y="9.3cm">
          <draw:text-box>
            <text:p><text:span text:style-name="T1">c_length-0000000000-0000048640.parquet</text:span></text:p>
          </draw:text-box>
        </draw:frame>
        <draw:frame draw:style-name="gr2" draw:text-style-name="P2" draw:layer="layout" svg:width="6.702cm" svg:height="0.725cm" svg:x="4.2cm" svg:y="8.4cm">
          <draw:text-box>
            <text:p><text:span text:style-name="T1">agri_cycle=1</text:span></text:p>
          </draw:text-box>
        </draw:frame>
        <draw:connector draw:style-name="gr4" draw:text-style-name="P5" draw:layer="layout" svg:x1="1.807cm" svg:y1="7.615cm" svg:x2="2.3cm" svg:y2="7.907cm" draw:start-shape="id10" draw:start-glue-point="2" draw:end-shape="id11" draw:end-glue-point="3" svg:d="M1807 7615v292h493" svg:viewBox="0 0 494 293">
          <text:p/>
        </draw:connector>
        <draw:connector draw:style-name="gr4" draw:text-style-name="P5" draw:layer="layout" svg:x1="2.807cm" svg:y1="8.415cm" svg:x2="3.3cm" svg:y2="8.707cm" draw:start-shape="id11" draw:start-glue-point="2" draw:end-shape="id12" draw:end-glue-point="3" svg:d="M2807 8415v292h493" svg:viewBox="0 0 494 293">
          <text:p/>
        </draw:connector>
        <draw:connector draw:style-name="gr4" draw:text-style-name="P5" draw:layer="layout" svg:x1="3.807cm" svg:y1="9.215cm" svg:x2="4.3cm" svg:y2="9.525cm" draw:start-shape="id12" draw:start-glue-point="2" draw:end-shape="id13" draw:end-glue-point="3" svg:d="M3807 9215v310h493" svg:viewBox="0 0 494 311">
          <text:p/>
        </draw:connector>
        <draw:connector draw:style-name="gr4" draw:text-style-name="P5" draw:layer="layout" svg:x1="0.807cm" svg:y1="1.015cm" svg:x2="1.3cm" svg:y2="7.107cm" draw:start-shape="id1" draw:start-glue-point="2" draw:end-shape="id10" draw:end-glue-point="3" svg:d="M807 1015v2793h-7v3299h500" svg:viewBox="0 0 501 609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75cm" draw:marker-start-center="false" draw:marker-end-width="0.27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15:22:09.474953595</meta:creation-date>
    <dc:date>2022-12-05T10:04:38.254593597</dc:date>
    <meta:editing-duration>PT34M17S</meta:editing-duration>
    <meta:editing-cycles>11</meta:editing-cycles>
    <meta:generator>LibreOffice/6.4.7.2$Linux_X86_64 LibreOffice_project/40$Build-2</meta:generator>
    <meta:document-statistic meta:object-count="38"/>
  </office:meta>
</office:document-meta>
</file>